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olo1" style:master-page-name="MP0" style:family="paragraph">
      <style:paragraph-properties fo:break-before="page"/>
    </style:style>
    <style:style style:name="P2" style:parent-style-name="Paragrafoelenco" style:family="paragraph">
      <style:text-properties fo:language="en" fo:country="US"/>
    </style:style>
    <style:style style:name="P3" style:parent-style-name="Paragrafoelenco" style:family="paragraph">
      <style:text-properties fo:language="en" fo:country="US"/>
    </style:style>
    <style:style style:name="P4" style:parent-style-name="Paragrafoelenco" style:family="paragraph">
      <style:text-properties fo:language="en" fo:country="US"/>
    </style:style>
    <style:style style:name="P5" style:parent-style-name="Paragrafoelenco" style:family="paragraph">
      <style:text-properties fo:language="en" fo:country="US"/>
    </style:style>
    <style:style style:name="P6" style:parent-style-name="Paragrafoelenco" style:family="paragraph">
      <style:text-properties fo:language="en" fo:country="US"/>
    </style:style>
    <style:style style:name="P7" style:parent-style-name="Paragrafoelenco" style:family="paragraph">
      <style:text-properties fo:language="en" fo:country="US"/>
    </style:style>
    <style:style style:name="P8" style:parent-style-name="Titolo2" style:family="paragraph">
      <style:text-properties fo:language="en" fo:country="US"/>
    </style:style>
    <style:style style:name="P9" style:parent-style-name="Paragrafoelenco" style:family="paragraph">
      <style:text-properties fo:language="en" fo:country="US"/>
    </style:style>
    <style:style style:name="P10" style:parent-style-name="Paragrafoelenco" style:family="paragraph">
      <style:text-properties fo:language="en" fo:country="US"/>
    </style:style>
    <style:style style:name="P11" style:parent-style-name="Paragrafoelenco" style:family="paragraph">
      <style:text-properties fo:language="en" fo:country="US"/>
    </style:style>
    <style:style style:name="P12" style:parent-style-name="Paragrafoelenco" style:family="paragraph">
      <style:text-properties fo:language="en" fo:country="US"/>
    </style:style>
    <style:style style:name="P13" style:parent-style-name="Paragrafoelenco" style:family="paragraph">
      <style:text-properties fo:language="en" fo:country="US"/>
    </style:style>
    <style:style style:name="P14" style:parent-style-name="Paragrafoelenco" style:family="paragraph">
      <style:text-properties fo:language="en" fo:country="US"/>
    </style:style>
    <style:style style:name="P15" style:parent-style-name="Paragrafoelenco" style:family="paragraph">
      <style:text-properties fo:language="en" fo:country="US"/>
    </style:style>
    <style:style style:name="P16" style:parent-style-name="Paragrafoelenco" style:family="paragraph">
      <style:text-properties fo:language="en" fo:country="US"/>
    </style:style>
    <style:style style:name="P17" style:parent-style-name="Paragrafoelenco" style:family="paragraph">
      <style:text-properties fo:language="en" fo:country="US"/>
    </style:style>
    <style:style style:name="P18" style:parent-style-name="Titolo2" style:family="paragraph">
      <style:text-properties fo:language="en" fo:country="US"/>
    </style:style>
    <style:style style:name="P19" style:parent-style-name="Paragrafoelenco" style:family="paragraph">
      <style:text-properties fo:language="en" fo:country="US"/>
    </style:style>
    <style:style style:name="P20" style:parent-style-name="Paragrafoelenco" style:family="paragraph">
      <style:text-properties fo:language="en" fo:country="US"/>
    </style:style>
    <style:style style:name="P21" style:parent-style-name="Paragrafoelenco" style:family="paragraph">
      <style:text-properties fo:language="en" fo:country="US"/>
    </style:style>
    <style:style style:name="P22" style:parent-style-name="Paragrafoelenco" style:family="paragraph">
      <style:text-properties fo:language="en" fo:country="US"/>
    </style:style>
  </office:automatic-styles>
  <office:body>
    <office:text text:use-soft-page-breaks="true">
      <text:h text:style-name="P1" text:outline-level="1">Goals</text:h>
      <text:p text:style-name="Normale"/>
      <text:h text:style-name="Titolo2" text:outline-level="2">System</text:h>
      <text:list text:style-name="LFO2" text:continue-numbering="true">
        <text:list-item>
          <text:p text:style-name="P2">The system has to guarantee to the user the possibility to<text:s/>access the service<text:s/>either through a web application or a mobile application.</text:p>
        </text:list-item>
        <text:list-item>
          <text:p text:style-name="P3">The system has to guarantee a fair management of taxi queues<text:s/>in each taxi zone.</text:p>
        </text:list-item>
        <text:list-item>
          <text:p text:style-name="P4">The system has to assign each taxi to the correct taxi zone using the GPS position that receives form each taxi.</text:p>
        </text:list-item>
        <text:list-item>
          <text:p text:style-name="P5">The system has to allocate a taxi for each request or reservation.</text:p>
        </text:list-item>
        <text:list-item>
          <text:p text:style-name="P6">The system has to notify the users, both passengers and taxi drivers, about<text:s/>updates on taxi requests<text:s/>and<text:s/>reservations<text:s/>in which they are involved.</text:p>
        </text:list-item>
        <text:list-item>
          <text:p text:style-name="P7">The system hat to offer public APIs to enable the possibility to develop additional services on the top of the basic one.</text:p>
        </text:list-item>
      </text:list>
      <text:h text:style-name="P8" text:outline-level="2">Passengers</text:h>
      <text:list text:style-name="LFO5" text:continue-numbering="true">
        <text:list-item>
          <text:p text:style-name="P9">The<text:s/>passenger<text:s/>shall be able to sign up to the service.</text:p>
        </text:list-item>
        <text:list-item>
          <text:p text:style-name="P10">The passenger shall be able to log in to the service.</text:p>
        </text:list-item>
        <text:list-item>
          <text:p text:style-name="P11">The passenger shall be able to request a taxi.</text:p>
        </text:list-item>
        <text:list-item>
          <text:p text:style-name="P12">The passenger shall be able to delete a taxi request.</text:p>
        </text:list-item>
        <text:list-item>
          <text:p text:style-name="P13">The passenger shall be able to create a reservation for a taxi ride.</text:p>
        </text:list-item>
        <text:list-item>
          <text:p text:style-name="P14">The passenger shall be able to modify and delete a taxi reservation.</text:p>
        </text:list-item>
        <text:list-item>
          <text:p text:style-name="P15">The passenger shall be able to enable taxi sharing option.</text:p>
        </text:list-item>
        <text:list-item>
          <text:p text:style-name="P16">The passenger shall be able to join a shared reservation.</text:p>
        </text:list-item>
        <text:list-item>
          <text:p text:style-name="P17">The passenger shall be able to see historical data on<text:s/>his taxi ride.</text:p>
        </text:list-item>
      </text:list>
      <text:h text:style-name="P18" text:outline-level="2">Taxi drivers</text:h>
      <text:list text:style-name="LFO4" text:continue-numbering="true">
        <text:list-item>
          <text:p text:style-name="P19">Taxi drivers shall be able to log in to the service.</text:p>
        </text:list-item>
        <text:list-item>
          <text:p text:style-name="P20">Taxi drivers<text:s/>shall<text:s/>use a mobile application to inform the system about their availability.</text:p>
        </text:list-item>
        <text:list-item>
          <text:p text:style-name="P21">Taxi drivers shall<text:s/>use a mobile application to confirm that they are going to take care of a certain call.</text:p>
        </text:list-item>
      </text:list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ssandro Baldassari</meta:initial-creator>
    <dc:creator>Alessandro Baldassari</dc:creator>
    <meta:creation-date>2015-10-26T11:12:00Z</meta:creation-date>
    <dc:date>2015-10-26T11:12:00Z</dc:date>
    <meta:template xlink:href="Normal.dotm" xlink:type="simple"/>
    <meta:editing-cycles>2</meta:editing-cycles>
    <meta:editing-duration>PT60S</meta:editing-duration>
    <meta:document-statistic meta:page-count="1" meta:paragraph-count="2" meta:word-count="222" meta:character-count="1486" meta:row-count="10" meta:non-whitespace-character-count="1266"/>
  </office:meta>
</office:document-meta>
</file>